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 Vol Yearly Regular ||Vol: C: - Development ||Zone: ProgramsData - ProgramsData ||Step: File Actions started. ||Server: VolRavenPc - <text:s/>started on 2021-11-18 10:12:03 0:00:01</text:p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><text:s/>Zone: 1.000000 0.000000 0:00:08 Boot Boot</text:p>
      <text:p text:style-name="Standard"><text:tab/>A-( size 0.852549 / actual gap 1.537237 / act size 2.389786) </text:p>
      <text:p text:style-name="Standard"><text:tab/>- [begin 0.000000 / <text:s/>zone end 0.852549 / gap used 1.537237 / gap unused 63.795701 / round up 0.010000]</text:p>
      <text:p text:style-name="Standard"><text:tab/>A-( size 0.000000 / actual gap 1.537220 / act size 1.537220) </text:p>
      <text:p text:style-name="Standard"><text:tab/>- [begin 0.852566 / <text:s/>zone end 0.852566 / gap used 1.537220 / gap unused 63.795400 / round up 0.010000] Zone: 2.000000 0.000000 0:00:11 BootData BootData</text:p>
      <text:p text:style-name="Standard"><text:tab/>A-( size 0.084211 / actual gap 2.305576 / act size 2.389787) </text:p>
      <text:p text:style-name="Standard"><text:tab/>- [begin 2.389786 / <text:s/>zone end 2.473997 / gap used 2.305576 / gap unused 62.258180 / round up 0.010000]</text:p>
      <text:p text:style-name="Standard"><text:tab/>A-( size 0.000000 / actual gap 2.304884 / act size 2.304884) </text:p>
      <text:p text:style-name="Standard"><text:tab/>- [begin 2.474689 / <text:s/>zone end 2.474689 / gap used 2.304884 / gap unused 62.257328 / round up 0.010000] Zone: 3.000000 0.000000 0:00:11 ProgramHints ProgramHints Zone: 4.000000 0.000000 0:00:12 ProgramHintsData ProgramHintsData Zone: 5.000000 0.000000 0:00:13 Programs Programs</text:p>
      <text:p text:style-name="Standard"><text:tab/>A-( size 16.279041 / actual gap 2.839252 / act size 19.118293) </text:p>
      <text:p text:style-name="Standard"><text:tab/>- [begin 4.779572 / <text:s/>zone end 21.058613 / gap used 2.839252 / gap unused 59.182770 / round up 0.020000]</text:p>
      <text:p text:style-name="Standard"><text:tab/>A-( size 0.000000 / actual gap 2.564721 / act size 2.564721) </text:p>
      <text:p text:style-name="Standard"><text:tab/>- [begin 21.333144 / <text:s/>zone end 21.333144 / gap used 2.564721 / gap unused 59.753625 / round up 0.020000] Zone: 6.000000 0.000000 0:00:13 ProgramsWindows !ZoneLabelProgramsWidows!</text:p>
      <text:p text:style-name="Standard"><text:tab/>A-( size 10.374377 / actual gap 3.964342 / act size 14.338719) </text:p>
      <text:p text:style-name="Standard"><text:tab/>- [begin 23.897864 / <text:s/>zone end 34.272241 / gap used 3.964342 / gap unused 53.378516 / round up 0.020000]</text:p>
      <text:p text:style-name="Standard"><text:tab/>A-( size 0.000000 / actual gap 3.963980 / act size 3.963980) </text:p>
      <text:p text:style-name="Standard"><text:tab/>- [begin 34.272603 / <text:s/>zone end 34.272603 / gap used 3.963980 / gap unused 53.301268 / round up 0.020000] Zone: 7.000000 0.000000 0:00:13 ProgramsData ProgramsData</text:p>
      <text:p text:style-name="Standard"><text:tab/>A-( size 1.265834 / actual gap 3.513739 / act size 4.779573) </text:p>
      <text:p text:style-name="Standard"><text:tab/>- [begin 38.236583 / <text:s/>zone end 39.502417 / gap used 3.513739 / gap unused 49.250276 / round up 0.020000]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<text:s text:c="4"/></text:p>
      <text:p text:style-name="Standard">----------------------------------------------------------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6.000000 ProgramsWindows !ZoneLabelProgramsWidows! Statistics Report:</text:p>
      <text:p text:style-name="Standard">------------------</text:p>
      <text:p text:style-name="Standard"><text:s text:c="3"/>Size: <text:s/></text:p>
      <text:p text:style-name="Standard"><text:soft-page-break/><text:s text:c="3"/>------------------------</text:p>
      <text:p text:style-name="Standard"><text:s text:c="16"/>Files: 0.000000 (0.000000%)</text:p>
      <text:p text:style-name="Standard"><text:s text:c="18"/>Gap: 3.963980 (1.658717%)</text:p>
      <text:p text:style-name="Standard"><text:s text:c="16"/>Total: 3.963980 (16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272603 (0.000000%)</text:p>
      <text:p text:style-name="Standard"><text:s text:c="12"/>Files End: 34.272603</text:p>
      <text:p text:style-name="Standard"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658717% (3.963980)</text:p>
      <text:p text:style-name="Standard"><text:s text:c="17"/></text:p>
      <text:p text:style-name="Standard"><text:s text:c="15"/>The desired min gap size. (GapRequested): 0.463617 <text:s/>(Loc) 34.736220</text:p>
      <text:p text:style-name="Standard"><text:s text:c="14"/>Must be half the zone size. (GapAdjusted): 0.000000 <text:s/>(---) 34.272603</text:p>
      <text:p text:style-name="Standard"><text:s text:c="15"/>Align to the volume evenly. (GapRounded): 3.963980 <text:s/>(---) 38.236583</text:p>
      <text:p text:style-name="Standard"><text:s text:c="10"/>The remaining space available. (GapAvailable): 53.301268 <text:s/>(---) 87.573871</text:p>
      <text:p text:style-name="Standard"><text:s text:c="6"/>The lower of adjusted and available. (GapCurrent): 3.963980 <text:s/>(---) 38.236583</text:p>
      <text:p text:style-name="Standard"><text:s text:c="4"/>(GapCurrent) after any code you inserted. (GapUsed): 3.963980 <text:s/>(---) 38.23658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393842535.073326 (1.163995%)</text:p>
      <text:p text:style-name="Standard"><text:s text:c="19"/>Total Used: 86086503137.279999 (33.124787%)</text:p>
      <text:p text:style-name="Standard"><text:s text:c="9"/>Volume Used by Zones: 16236463554.559998 (1.658717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oft-page-break/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<text:soft-page-break/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oft-page-break/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<text:soft-page-break/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<text:soft-page-break/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21,064,402,944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7,792,131,07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89899878282.1705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><text:soft-page-break/></text:p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68,350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68,350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oft-page-break/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4,684 <text:s text:c="10"/>94.6364%</text:p>
      <text:p text:style-name="Standard"><text:s text:c="3"/>Big gaps <text:s text:c="16"/>3,666 <text:s text:c="11"/>5.3636%</text:p>
      <text:p text:style-name="Standard"><text:s text:c="16"/>----------------- -----------------</text:p>
      <text:p text:style-name="Standard"><text:s text:c="3"/>All gaps <text:s text:c="15"/>68,350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6.1421%</text:p>
      <text:p text:style-name="Standard"><text:s text:c="3"/>Big gaps <text:s text:c="20"/>0 <text:s text:c="11"/>0.0000 <text:s text:c="10"/>93.8579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5%</text:p>
      <text:p text:style-name="Standard"><text:s text:c="3"/>Median gap <text:s text:c="18"/>0 <text:s text:c="11"/>0.0000 <text:s text:c="11"/>0.0000%</text:p>
      <text:p text:style-name="Standard"><text:s text:c="3"/>Biggest gap <text:s text:c="17"/>0 <text:s text:c="11"/>0.0000 <text:s text:c="11"/>4.356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<text:soft-page-break/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<text:soft-page-break/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18 10:12:08.</text:p>
      <text:p text:style-name="Standard">.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21,064,402,944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7,792,131,07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<text:soft-page-break/>000000000000000000000000000000000000000000000000000000000000000000000000000000000000000000000000000000000000000000000000000000000000000000000000.000000)</text:p>
      <text:p text:style-name="Standard"><text:s text:c="6"/>Volume Free Adj: <text:s text:c="6"/>189899878282.1705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68,350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68,350</text:p>
      <text:p text:style-name="Standard"><text:s text:c="10"/>All gaps: <text:s text:c="16"/>0 bytes</text:p>
      <text:p text:style-name="Standard"><text:soft-page-break/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4,684 <text:s text:c="10"/>94.6364%</text:p>
      <text:p text:style-name="Standard"><text:s text:c="3"/>Big gaps <text:s text:c="16"/>3,666 <text:s text:c="11"/>5.3636%</text:p>
      <text:p text:style-name="Standard"><text:s text:c="16"/>----------------- -----------------</text:p>
      <text:p text:style-name="Standard"><text:s text:c="3"/>All gaps <text:s text:c="15"/>68,350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6.1421%</text:p>
      <text:p text:style-name="Standard"><text:s text:c="3"/>Big gaps <text:s text:c="20"/>0 <text:s text:c="11"/>0.0000 <text:s text:c="10"/>93.8579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5%</text:p>
      <text:p text:style-name="Standard"><text:s text:c="3"/>Median gap <text:s text:c="18"/>0 <text:s text:c="11"/>0.0000 <text:s text:c="11"/>0.0000%</text:p>
      <text:p text:style-name="Standard"><text:s text:c="3"/>Biggest gap <text:s text:c="17"/>0 <text:s text:c="11"/>0.0000 <text:s text:c="11"/>4.356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18 10:12:08.</text:p>
      <text:p text:style-name="Standard">.</text:p>
      <text:p text:style-name="Standard"><text:s text:c="2"/></text:p>
      <text:p text:style-name="Standard"><text:s text:c="10"/>Volume Size: <text:s text:c="8"/>978,856,534,016 (238.978646)</text:p>
      <text:p text:style-name="Standard"><text:s text:c="10"/>Volume Used: <text:s text:c="8"/>720,851,922,944 (175.989238)</text:p>
      <text:p text:style-name="Standard"><text:s text:c="10"/>Volume Free: <text:s text:c="8"/>258,004,611,072, (62.989407)</text:p>
      <text:p text:style-name="Standard"><text:s text:c="9"/></text:p>
      <text:p text:style-name="Standard"><text:s text:c="5"/>Volume Used Calc: <text:s text:c="6"/>29365696020.480000 (62.989407)</text:p>
      <text:p text:style-name="Standard"><text:s text:c="6"/>Volume Free Adj: <text:s text:c="6"/>189897375584.555390</text:p>
      <text:p text:style-name="Standard"><text:s text:c="4"/>Bytes per cluster: <text:s text:c="18"/>4,096 bytes</text:p>
      <text:p text:style-name="Standard"/>
      <text:p text:style-name="Standard"><text:s text:c="3"/>Unfragmented Items: <text:s text:c="14"/>2,232,515</text:p>
      <text:p text:style-name="Standard"><text:s text:c="5"/>Fragmented Items: <text:s text:c="18"/>1,955</text:p>
      <text:p text:style-name="Standard"/>
      <text:p text:style-name="Standard"><text:s text:c="4"/>Unfragmented Data: <text:s text:c="8"/>565,641,592,832 bytes</text:p>
      <text:p text:style-name="Standard"><text:s text:c="6"/>Fragmented Data: <text:s text:c="8"/>155,170,095,104 bytes</text:p>
      <text:p text:style-name="Standard"/>
      <text:p text:style-name="Standard"><text:s text:c="13"/>All Gaps: <text:s text:c="17"/>68,188</text:p>
      <text:p text:style-name="Standard"><text:s text:c="13"/>All gaps: <text:s text:c="8"/>258,032,685,056 bytes</text:p>
      <text:p text:style-name="Standard"><text:s text:c="10"/>Average gap: <text:s text:c="14"/>3,780,608 bytes</text:p>
      <text:p text:style-name="Standard"><text:s text:c="11"/>Median gap: <text:s text:c="17"/>61,440 bytes</text:p>
      <text:p text:style-name="Standard"><text:s text:c="10"/>Biggest gap: <text:s text:c="9"/>11,242,516,48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<text:soft-page-break/>----------------------------------------------------------</text:p>
      <text:p text:style-name="Standard">DETAILS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21,064,402,944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7,792,131,07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89899878282.1705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68,350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oft-page-break/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68,350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4,684 <text:s text:c="10"/>94.6364%</text:p>
      <text:p text:style-name="Standard"><text:s text:c="3"/>Big gaps <text:s text:c="16"/>3,666 <text:s text:c="11"/>5.3636%</text:p>
      <text:p text:style-name="Standard"><text:s text:c="16"/>----------------- -----------------</text:p>
      <text:p text:style-name="Standard"><text:s text:c="3"/>All gaps <text:s text:c="15"/>68,350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oft-page-break/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6.1421%</text:p>
      <text:p text:style-name="Standard"><text:s text:c="3"/>Big gaps <text:s text:c="20"/>0 <text:s text:c="11"/>0.0000 <text:s text:c="10"/>93.8579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5%</text:p>
      <text:p text:style-name="Standard"><text:s text:c="3"/>Median gap <text:s text:c="18"/>0 <text:s text:c="11"/>0.0000 <text:s text:c="11"/>0.0000%</text:p>
      <text:p text:style-name="Standard"><text:s text:c="3"/>Biggest gap <text:s text:c="17"/>0 <text:s text:c="11"/>0.0000 <text:s text:c="11"/>4.356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<text:soft-page-break/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<text:soft-page-break/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18 10:12:08.</text:p>
      <text:p text:style-name="Standard">.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3"/>3,527,214.5070 clusters</text:p>
      <text:p text:style-name="Standard"><text:s text:c="39"/>1.4760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232,515</text:p>
      <text:p text:style-name="Standard"><text:s text:c="2"/>Fragmented Items: <text:s text:c="12"/>1,955</text:p>
      <text:p text:style-name="Standard"><text:s/>Unfragmented Data: <text:s text:c="2"/>565,641,592,832 bytes</text:p>
      <text:p text:style-name="Standard"><text:s text:c="3"/>Fragmented Data: <text:s text:c="2"/>155,170,095,104 bytes</text:p>
      <text:p text:style-name="Standard">Gaps:</text:p>
      <text:p text:style-name="Standard"><text:s text:c="10"/>All Gaps: <text:s text:c="11"/>68,187</text:p>
      <text:p text:style-name="Standard"><text:s text:c="10"/>All gaps: <text:s text:c="2"/>258,032,054,272 bytes</text:p>
      <text:p text:style-name="Standard"><text:s text:c="7"/>Average gap: <text:s text:c="8"/>3,780,608 bytes</text:p>
      <text:p text:style-name="Standard"><text:s text:c="8"/>Median gap: <text:s text:c="11"/>61,440 bytes</text:p>
      <text:p text:style-name="Standard"><text:s text:c="7"/>Biggest gap: <text:s text:c="3"/>11,242,516,48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4,525 <text:s text:c="10"/>94.6295%</text:p>
      <text:p text:style-name="Standard"><text:s text:c="3"/>Big gaps <text:s text:c="16"/>3,662 <text:s text:c="11"/>5.3705%</text:p>
      <text:p text:style-name="Standard"><text:s text:c="16"/>----------------- -----------------</text:p>
      <text:p text:style-name="Standard"><text:s text:c="3"/>All gaps <text:s text:c="15"/>68,187 <text:s text:c="9"/>100.0000</text:p>
      <text:p text:style-name="Standard"/>
      <text:p text:style-name="Standard"><text:s text:c="3"/>----------------------------------------------------------</text:p>
      <text:p text:style-name="Standard"><text:soft-page-break/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5"/>15,850,668,032 <text:s text:c="10"/>14.7621 <text:s text:c="11"/>6.1429%</text:p>
      <text:p text:style-name="Standard"><text:s text:c="3"/>Big gaps <text:s text:c="6"/>242,181,386,240 <text:s text:c="9"/>225.5490 <text:s text:c="10"/>93.8571%</text:p>
      <text:p text:style-name="Standard"><text:s text:c="16"/>----------------- ----------------- -----------------</text:p>
      <text:p text:style-name="Standard"><text:s text:c="3"/>All gaps <text:s text:c="6"/>258,032,054,272 <text:s text:c="9"/>240.3111 <text:s text:c="9"/>100.0000%</text:p>
      <text:p text:style-name="Standard"/>
      <text:p text:style-name="Standard"><text:s text:c="3"/>Average gap <text:s text:c="9"/>3,780,608 <text:s text:c="11"/>0.0035 <text:s text:c="11"/>0.0015%</text:p>
      <text:p text:style-name="Standard"><text:s text:c="3"/>Median gap <text:s text:c="13"/>61,440 <text:s text:c="11"/>0.0001 <text:s text:c="11"/>0.0000%</text:p>
      <text:p text:style-name="Standard"><text:s text:c="3"/>Biggest gap <text:s text:c="4"/>11,242,516,480 <text:s text:c="10"/>10.4704 <text:s text:c="11"/>4.3570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856,257 <text:s text:c="12"/>1,861 <text:s text:c="8"/>1,858,118</text:p>
      <text:p text:style-name="Standard"><text:s text:c="3"/>Folders <text:s text:c="10"/>376,258 <text:s text:c="15"/>94 <text:s text:c="10"/>376,352</text:p>
      <text:p text:style-name="Standard"><text:s text:c="3"/>------- ----------------- ----------------- -----------------</text:p>
      <text:p text:style-name="Standard"><text:s text:c="3"/>All <text:s text:c="12"/>2,232,515 <text:s text:c="12"/>1,955 <text:s text:c="8"/>2,234,47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3.0737% <text:s text:c="10"/>0.0833% <text:s text:c="9"/>83.1570%</text:p>
      <text:p text:style-name="Standard"><text:s text:c="3"/>Folders <text:s text:c="10"/>16.8388% <text:s text:c="10"/>0.0042% <text:s text:c="9"/>16.8430%</text:p>
      <text:p text:style-name="Standard"><text:s text:c="3"/>------- ----------------- ----------------- -----------------</text:p>
      <text:p text:style-name="Standard"><text:s text:c="3"/>All <text:s text:c="14"/>99.9125% <text:s text:c="10"/>0.0875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64,686,643,200 <text:s text:c="2"/>155,151,921,152 <text:s text:c="2"/>719,838,564,352</text:p>
      <text:p text:style-name="Standard"><text:s text:c="3"/>Folders <text:s text:c="6"/>954,949,632 <text:s text:c="7"/>18,173,952 <text:s text:c="6"/>973,123,584</text:p>
      <text:p text:style-name="Standard"><text:s text:c="3"/>------- ----------------- ----------------- -----------------</text:p>
      <text:p text:style-name="Standard"><text:s text:c="3"/>All <text:s text:c="6"/>565,641,592,832 <text:s text:c="2"/>155,170,095,104 <text:s text:c="2"/>720,811,687,936</text:p>
      <text:p text:style-name="Standard"><text:soft-page-break/></text:p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25.9054 <text:s text:c="9"/>144.4965 <text:s text:c="9"/>670.4019</text:p>
      <text:p text:style-name="Standard"><text:s text:c="3"/>Folders <text:s text:c="11"/>0.8894 <text:s text:c="11"/>0.0169 <text:s text:c="11"/>0.9063</text:p>
      <text:p text:style-name="Standard"><text:s text:c="3"/>------- ----------------- ----------------- -----------------</text:p>
      <text:p text:style-name="Standard"><text:s text:c="3"/>All <text:s text:c="13"/>526.7948 <text:s text:c="9"/>144.5134 <text:s text:c="9"/>671.3082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8.3404% <text:s text:c="9"/>21.5246% <text:s text:c="9"/>99.8650%</text:p>
      <text:p text:style-name="Standard"><text:s text:c="3"/>Folders <text:s text:c="11"/>0.1325% <text:s text:c="10"/>0.0025% <text:s text:c="10"/>0.1350%</text:p>
      <text:p text:style-name="Standard"><text:s text:c="3"/>------- ----------------- ----------------- -----------------</text:p>
      <text:p text:style-name="Standard"><text:s text:c="3"/>All <text:s text:c="14"/>78.4729% <text:s text:c="9"/>21.5271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64,013,538,224 <text:s text:c="2"/>218,601,495,217 <text:s text:c="2"/>782,615,033,441</text:p>
      <text:p text:style-name="Standard"><text:s text:c="3"/>Folders <text:s text:c="6"/>954,919,686 <text:s text:c="7"/>18,173,952 <text:s text:c="6"/>973,093,638</text:p>
      <text:p text:style-name="Standard"><text:s text:c="3"/>------- ----------------- ----------------- -----------------</text:p>
      <text:p text:style-name="Standard"><text:s text:c="3"/>All <text:s text:c="6"/>564,968,457,910 <text:s text:c="2"/>218,619,669,169 <text:s text:c="2"/>783,588,127,079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25.2785 <text:s text:c="9"/>203.5885 <text:s text:c="9"/>728.8670</text:p>
      <text:p text:style-name="Standard"><text:s text:c="3"/>Folders <text:s text:c="11"/>0.8893 <text:s text:c="11"/>0.0169 <text:s text:c="11"/>0.9063</text:p>
      <text:p text:style-name="Standard"><text:s text:c="3"/>------- ----------------- ----------------- -----------------</text:p>
      <text:p text:style-name="Standard"><text:s text:c="3"/>All <text:s text:c="13"/>526.1679 <text:s text:c="9"/>203.6054 <text:s text:c="9"/>729.7733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1.9783% <text:s text:c="9"/>27.8975% <text:s text:c="9"/>99.8758%</text:p>
      <text:p text:style-name="Standard"><text:s text:c="3"/>Folders <text:s text:c="11"/>0.1219% <text:s text:c="10"/>0.0023% <text:s text:c="10"/>0.1242%</text:p>
      <text:p text:style-name="Standard"><text:s text:c="3"/>------- ----------------- ----------------- -----------------</text:p>
      <text:p text:style-name="Standard"><text:s text:c="3"/>All <text:s text:c="14"/>72.1002% <text:s text:c="9"/>27.8998% <text:s text:c="8"/>100.0000%</text:p>
      <text:p text:style-name="Standard"/>
      <text:p text:style-name="Standard">----------------------------------------------------------</text:p>
      <text:p text:style-name="Standard"><text:soft-page-break/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/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537220 (0.643246%)</text:p>
      <text:p text:style-name="Standard"><text:s text:c="16"/>Total: 1.537220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852566 (0.000000%)</text:p>
      <text:p text:style-name="Standard"><text:s text:c="12"/>Files End: 0.85256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43246% (1.537220)</text:p>
      <text:p text:style-name="Standard"><text:s text:c="17"/></text:p>
      <text:p text:style-name="Standard"><text:s text:c="15"/>The desired min gap size. (GapRequested): 0.231808 <text:s/>(Loc) 1.084374</text:p>
      <text:p text:style-name="Standard"><text:s text:c="14"/>Must be half the zone size. (GapAdjusted): 0.000000 <text:s/>(---) 0.852566</text:p>
      <text:p text:style-name="Standard"><text:s text:c="15"/>Align to the volume evenly. (GapRounded): 1.537220 <text:s/>(---) 2.389786</text:p>
      <text:p text:style-name="Standard"><text:s text:c="10"/>The remaining space available. (GapAvailable): 63.795400 <text:s/>(---) 64.647966</text:p>
      <text:p text:style-name="Standard"><text:s text:c="6"/>The lower of adjusted and available. (GapCurrent): 1.537220 <text:s/>(---) 2.389786</text:p>
      <text:p text:style-name="Standard"><text:s text:c="4"/>(GapCurrent) after any code you inserted. (GapUsed): 1.537220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898973755.845554 (0.193999%)</text:p>
      <text:p text:style-name="Standard"><text:s text:c="19"/>Total Used: 12592979640.320000 (4.877738%)</text:p>
      <text:p text:style-name="Standard"><text:s text:c="9"/>Volume Used by Zones: 6296455004.160000 (0.643246%)</text:p>
      <text:p text:style-name="Standard"/>
      <text:p text:style-name="Standard">Directory and Files Select:</text:p>
      <text:p text:style-name="Standard">---------------------------</text:p>
      <text:p text:style-name="Standard"><text:soft-page-break/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537220 (0.643246%)</text:p>
      <text:p text:style-name="Standard"><text:s text:c="16"/>Total: 1.537220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852566 (0.000000%)</text:p>
      <text:p text:style-name="Standard"><text:s text:c="12"/>Files End: 0.85256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43246% (1.537220)</text:p>
      <text:p text:style-name="Standard"><text:s text:c="17"/></text:p>
      <text:p text:style-name="Standard"><text:s text:c="15"/>The desired min gap size. (GapRequested): 0.231808 <text:s/>(Loc) 1.084374</text:p>
      <text:p text:style-name="Standard"><text:s text:c="14"/>Must be half the zone size. (GapAdjusted): 0.000000 <text:s/>(---) 0.852566</text:p>
      <text:p text:style-name="Standard"><text:s text:c="15"/>Align to the volume evenly. (GapRounded): 1.537220 <text:s/>(---) 2.389786</text:p>
      <text:p text:style-name="Standard"><text:s text:c="10"/>The remaining space available. (GapAvailable): 63.795400 <text:s/>(---) 64.647966</text:p>
      <text:p text:style-name="Standard"><text:s text:c="6"/>The lower of adjusted and available. (GapCurrent): 1.537220 <text:s/>(---) 2.389786</text:p>
      <text:p text:style-name="Standard"><text:s text:c="4"/>(GapCurrent) after any code you inserted. (GapUsed): 1.537220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898973755.845554 (0.193999%)</text:p>
      <text:p text:style-name="Standard"><text:s text:c="19"/>Total Used: 12592979640.320000 (4.877738%)</text:p>
      <text:p text:style-name="Standard"><text:s text:c="9"/>Volume Used by Zones: 6296455004.160000 (0.64324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<text:soft-page-break/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2.706497</text:p>
      <text:p text:style-name="Standard"><text:s text:c="14"/>Must be half the zone size. (GapAdjusted): 0.000000 <text:s/>(---) 2.474689</text:p>
      <text:p text:style-name="Standard"><text:s text:c="15"/>Align to the volume evenly. (GapRounded): 0.000000 <text:s/>(---) 4.779573</text:p>
      <text:p text:style-name="Standard"><text:s text:c="10"/>The remaining space available. (GapAvailable): 0.000000 <text:s/>(---) 64.732017</text:p>
      <text:p text:style-name="Standard"><text:s text:c="6"/>The lower of adjusted and available. (GapCurrent): 0.000000 <text:s/>(---) 4.779573</text:p>
      <text:p text:style-name="Standard"><text:s text:c="4"/>(GapCurrent) after any code you inserted. (GapUsed): 0.000000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797947511.691108 (0.387998%)</text:p>
      <text:p text:style-name="Standard"><text:s text:c="19"/>Total Used: 31477423144.959999 (12.182673%)</text:p>
      <text:p text:style-name="Standard"><text:s text:c="9"/>Volume Used by Zones: 9440804536.320000 (0.96447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<text:soft-page-break/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2.706497</text:p>
      <text:p text:style-name="Standard"><text:s text:c="14"/>Must be half the zone size. (GapAdjusted): 0.000000 <text:s/>(---) 2.474689</text:p>
      <text:p text:style-name="Standard"><text:s text:c="15"/>Align to the volume evenly. (GapRounded): 0.000000 <text:s/>(---) 4.779573</text:p>
      <text:p text:style-name="Standard"><text:s text:c="10"/>The remaining space available. (GapAvailable): 0.000000 <text:s/>(---) 64.732017</text:p>
      <text:p text:style-name="Standard"><text:s text:c="6"/>The lower of adjusted and available. (GapCurrent): 0.000000 <text:s/>(---) 4.779573</text:p>
      <text:p text:style-name="Standard"><text:s text:c="4"/>(GapCurrent) after any code you inserted. (GapUsed): 0.000000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797947511.691108 (0.387998%)</text:p>
      <text:p text:style-name="Standard"><text:s text:c="19"/>Total Used: 31477423144.959999 (12.182673%)</text:p>
      <text:p text:style-name="Standard"><text:soft-page-break/><text:s text:c="9"/>Volume Used by Zones: 9440804536.320000 (0.96447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564721 (1.073201%)</text:p>
      <text:p text:style-name="Standard"><text:s text:c="16"/>Total: 2.564721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1.333144 (0.000000%)</text:p>
      <text:p text:style-name="Standard"><text:s text:c="12"/>Files End: 21.333144</text:p>
      <text:p text:style-name="Standard"><text:s text:c="13"/>Zone End: 23.897865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073201% (2.564721)</text:p>
      <text:p text:style-name="Standard"><text:s text:c="17"/></text:p>
      <text:p text:style-name="Standard"><text:s text:c="15"/>The desired min gap size. (GapRequested): 0.463617 <text:s/>(Loc) 21.796761</text:p>
      <text:p text:style-name="Standard"><text:s text:c="14"/>Must be half the zone size. (GapAdjusted): 0.000000 <text:s/>(---) 21.333144</text:p>
      <text:p text:style-name="Standard"><text:s text:c="15"/>Align to the volume evenly. (GapRounded): 2.564721 <text:s/>(---) 23.897865</text:p>
      <text:p text:style-name="Standard"><text:soft-page-break/><text:s text:c="10"/>The remaining space available. (GapAvailable): 59.753625 <text:s/>(---) 81.086769</text:p>
      <text:p text:style-name="Standard"><text:s text:c="6"/>The lower of adjusted and available. (GapCurrent): 2.564721 <text:s/>(---) 23.897865</text:p>
      <text:p text:style-name="Standard"><text:s text:c="4"/>(GapCurrent) after any code you inserted. (GapUsed): 2.564721 <text:s/>(---) 23.89786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595895023.382217 (0.775997%)</text:p>
      <text:p text:style-name="Standard"><text:s text:c="19"/>Total Used: 53612093276.160011 (20.609186%)</text:p>
      <text:p text:style-name="Standard"><text:s text:c="9"/>Volume Used by Zones: 10505095577.600006 (1.07320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oft-page-break/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<text:soft-page-break/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oft-page-break/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<text:soft-page-break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564721 (1.073201%)</text:p>
      <text:p text:style-name="Standard"><text:s text:c="16"/>Total: 2.564721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1.333144 (0.000000%)</text:p>
      <text:p text:style-name="Standard"><text:soft-page-break/><text:s text:c="12"/>Files End: 21.333144</text:p>
      <text:p text:style-name="Standard"><text:s text:c="13"/>Zone End: 23.897865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073201% (2.564721)</text:p>
      <text:p text:style-name="Standard"><text:s text:c="17"/></text:p>
      <text:p text:style-name="Standard"><text:s text:c="15"/>The desired min gap size. (GapRequested): 0.463617 <text:s/>(Loc) 21.796761</text:p>
      <text:p text:style-name="Standard"><text:s text:c="14"/>Must be half the zone size. (GapAdjusted): 0.000000 <text:s/>(---) 21.333144</text:p>
      <text:p text:style-name="Standard"><text:s text:c="15"/>Align to the volume evenly. (GapRounded): 2.564721 <text:s/>(---) 23.897865</text:p>
      <text:p text:style-name="Standard"><text:s text:c="10"/>The remaining space available. (GapAvailable): 59.753625 <text:s/>(---) 81.086769</text:p>
      <text:p text:style-name="Standard"><text:s text:c="6"/>The lower of adjusted and available. (GapCurrent): 2.564721 <text:s/>(---) 23.897865</text:p>
      <text:p text:style-name="Standard"><text:s text:c="4"/>(GapCurrent) after any code you inserted. (GapUsed): 2.564721 <text:s/>(---) 23.89786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595895023.382217 (0.775997%)</text:p>
      <text:p text:style-name="Standard"><text:s text:c="19"/>Total Used: 53612093276.160011 (20.609186%)</text:p>
      <text:p text:style-name="Standard"><text:s text:c="9"/>Volume Used by Zones: 10505095577.600006 (1.07320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oft-page-break/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oft-page-break/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oft-page-break/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oft-page-break/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Statistics Report:</text:p>
      <text:p text:style-name="Standard">------------------</text:p>
      <text:p text:style-name="Standard"><text:soft-page-break/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.963980 (1.658717%)</text:p>
      <text:p text:style-name="Standard"><text:s text:c="16"/>Total: 3.963980 (16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272603 (0.000000%)</text:p>
      <text:p text:style-name="Standard"><text:s text:c="12"/>Files End: 34.272603</text:p>
      <text:p text:style-name="Standard"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658717% (3.963980)</text:p>
      <text:p text:style-name="Standard"><text:s text:c="17"/></text:p>
      <text:p text:style-name="Standard"><text:s text:c="15"/>The desired min gap size. (GapRequested): 0.463617 <text:s/>(Loc) 34.736220</text:p>
      <text:p text:style-name="Standard"><text:s text:c="14"/>Must be half the zone size. (GapAdjusted): 0.000000 <text:s/>(---) 34.272603</text:p>
      <text:p text:style-name="Standard"><text:s text:c="15"/>Align to the volume evenly. (GapRounded): 3.963980 <text:s/>(---) 38.236583</text:p>
      <text:p text:style-name="Standard"><text:s text:c="10"/>The remaining space available. (GapAvailable): 53.301268 <text:s/>(---) 87.573871</text:p>
      <text:p text:style-name="Standard"><text:s text:c="6"/>The lower of adjusted and available. (GapCurrent): 3.963980 <text:s/>(---) 38.236583</text:p>
      <text:p text:style-name="Standard"><text:s text:c="4"/>(GapCurrent) after any code you inserted. (GapUsed): 3.963980 <text:s/>(---) 38.23658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393842535.073326 (1.163995%)</text:p>
      <text:p text:style-name="Standard"><text:s text:c="19"/>Total Used: 86086503137.279999 (33.124787%)</text:p>
      <text:p text:style-name="Standard"><text:s text:c="9"/>Volume Used by Zones: 16236463554.559998 (1.658717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oft-page-break/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oft-page-break/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oft-page-break/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<text:soft-page-break/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oft-page-break/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20T23:18:54.23</meta:creation-date>
    <dc:date>2021-11-20T23:23:57.98</dc:date>
    <dc:creator>David G Horsman</dc:creator>
    <meta:editing-duration>PT5M38S</meta:editing-duration>
    <meta:editing-cycles>1</meta:editing-cycles>
    <meta:generator>OpenOffice/4.1.11$Win32 OpenOffice.org_project/4111m1$Build-9808</meta:generator>
    <meta:document-statistic meta:table-count="0" meta:image-count="0" meta:object-count="0" meta:page-count="43" meta:paragraph-count="1796" meta:word-count="5198" meta:character-count="67069"/>
  </office:meta>
</office:document-meta>
</file>